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orphans="1" fo:text-indent="0in" style:auto-text-indent="false" style:writing-mode="lr-tb"/>
    </style:style>
    <style:style style:name="P2" style:family="paragraph" style:parent-style-name="Standard">
      <style:paragraph-properties fo:margin-top="0in" fo:margin-bottom="0.1965in" style:contextual-spacing="false" fo:orphans="1" style:writing-mode="lr-tb"/>
    </style:style>
    <style:style style:name="P3" style:family="paragraph" style:parent-style-name="Text_20_body" style:list-style-name="L1">
      <style:paragraph-properties fo:margin-top="0in" fo:margin-bottom="0in" style:contextual-spacing="false" fo:orphans="1" style:writing-mode="lr-tb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1" fo:text-indent="0in" style:auto-text-indent="false" style:writing-mode="lr-tb"/>
    </style:style>
    <style:style style:name="P5" style:family="paragraph" style:parent-style-name="Text_20_body" style:list-style-name="L1">
      <style:paragraph-properties fo:orphans="1" style:writing-mode="lr-tb"/>
    </style:style>
    <style:style style:name="P6" style:family="paragraph" style:parent-style-name="Text_20_body">
      <style:paragraph-properties fo:margin-top="0in" fo:margin-bottom="0in" style:contextual-spacing="false" fo:orphans="1" style:writing-mode="lr-tb"/>
    </style:style>
    <style:style style:name="P7" style:family="paragraph" style:parent-style-name="Text_20_body">
      <style:paragraph-properties fo:margin-left="0in" fo:margin-right="0in" fo:orphans="1" fo:text-indent="0in" style:auto-text-indent="false" style:writing-mode="lr-tb"/>
    </style:style>
    <style:style style:name="P8" style:family="paragraph" style:parent-style-name="Text_20_body" style:list-style-name="L2">
      <style:paragraph-properties fo:margin-top="0in" fo:margin-bottom="0in" style:contextual-spacing="false" fo:orphans="1" style:writing-mode="lr-tb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orphans="1" fo:text-indent="0in" style:auto-text-indent="false" style:writing-mode="lr-tb"/>
    </style:style>
    <style:style style:name="P10" style:family="paragraph" style:parent-style-name="Text_20_body" style:list-style-name="L2">
      <style:paragraph-properties fo:margin-left="0in" fo:margin-right="0in" fo:orphans="1" fo:text-indent="0in" style:auto-text-indent="false" style:writing-mode="lr-tb"/>
    </style:style>
    <style:style style:name="P11" style:family="paragraph" style:parent-style-name="Text_20_body">
      <style:paragraph-properties fo:orphans="1" style:writing-mode="lr-tb"/>
    </style:style>
    <style:style style:name="P12" style:family="paragraph" style:parent-style-name="Text_20_body" style:list-style-name="L3">
      <style:paragraph-properties fo:margin-top="0in" fo:margin-bottom="0in" style:contextual-spacing="false" fo:orphans="1" style:writing-mode="lr-tb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fo:orphans="1" fo:text-indent="0in" style:auto-text-indent="false" style:writing-mode="lr-tb"/>
    </style:style>
    <style:style style:name="P14" style:family="paragraph" style:parent-style-name="Text_20_body" style:list-style-name="L3">
      <style:paragraph-properties fo:orphans="1" style:writing-mode="lr-tb"/>
    </style:style>
    <style:style style:name="P15" style:family="paragraph" style:parent-style-name="Text_20_body" style:list-style-name="L4">
      <style:paragraph-properties fo:margin-top="0in" fo:margin-bottom="0in" style:contextual-spacing="false" fo:orphans="1" style:writing-mode="lr-tb"/>
    </style:style>
    <style:style style:name="P16" style:family="paragraph" style:parent-style-name="Text_20_body" style:list-style-name="L4">
      <style:paragraph-properties fo:margin-left="0in" fo:margin-right="0in" fo:margin-top="0in" fo:margin-bottom="0in" style:contextual-spacing="false" fo:orphans="1" fo:text-indent="0in" style:auto-text-indent="false" style:writing-mode="lr-tb"/>
    </style:style>
    <style:style style:name="P17" style:family="paragraph" style:parent-style-name="Text_20_body" style:list-style-name="L4">
      <style:paragraph-properties fo:orphans="1" style:writing-mode="lr-tb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 style:writing-mode="lr-t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 1: The "Echo" Shell (The Loop)</text:p>
      <text:p text:style-name="P2"><text:span text:style-name="Strong_20_Emphasis">Goal:</text:span> Create the interface and basic input handling.</text:p>
      <text:list text:style-name="L1">
        <text:list-item>
          <text:p text:style-name="P3"><text:span text:style-name="Strong_20_Emphasis">Tasks:</text:span></text:p>
          <text:list>
            <text:list-item>
              <text:p text:style-name="P4">Print a custom prompt (e.g., <text:span text:style-name="Source_20_Text">[myshell] $</text:span>).</text:p>
            </text:list-item>
            <text:list-item>
              <text:p text:style-name="P4">Read a full line of input using <text:span text:style-name="Source_20_Text">std::getline</text:span>.</text:p>
            </text:list-item>
            <text:list-item>
              <text:p text:style-name="P3"><text:span text:style-name="Strong_20_Emphasis">Tokenization:</text:span> Split the string into a vector of strings (command + arguments) based on spaces.</text:p>
            </text:list-item>
            <text:list-item>
              <text:p text:style-name="P4">Handle the <text:span text:style-name="Source_20_Text">exit</text:span> command to break the loop.</text:p>
            </text:list-item>
          </text:list>
        </text:list-item>
        <text:list-item>
          <text:p text:style-name="P5"><text:span text:style-name="Strong_20_Emphasis">Result:</text:span> A program that sits in a loop and correctly "understands" what you typed, even if it doesn't <text:span text:style-name="Emphasis">do</text:span> anything yet.</text:p>
        </text:list-item>
      </text:list>
      <text:p text:style-name="P6">Stage 2: Process Birth (Exec &amp; Fork)</text:p>
      <text:p text:style-name="P7"><text:span text:style-name="Strong_20_Emphasis">Goal:</text:span> Actually run external programs (like <text:span text:style-name="Source_20_Text">ls</text:span>, <text:span text:style-name="Source_20_Text">mkdir</text:span>, <text:span text:style-name="Source_20_Text">clear</text:span>).</text:p>
      <text:list text:style-name="L2">
        <text:list-item>
          <text:p text:style-name="P8"><text:span text:style-name="Strong_20_Emphasis">Tasks:</text:span></text:p>
          <text:list>
            <text:list-item>
              <text:p text:style-name="P9">Implement <text:span text:style-name="Source_20_Text">fork()</text:span> to create a child process.</text:p>
            </text:list-item>
            <text:list-item>
              <text:p text:style-name="P9">Use <text:span text:style-name="Source_20_Text">execvp()</text:span> in the child to replace its memory with the desired program.</text:p>
            </text:list-item>
            <text:list-item>
              <text:p text:style-name="P9">Use <text:span text:style-name="Source_20_Text">wait()</text:span> or <text:span text:style-name="Source_20_Text">waitpid()</text:span> in the parent so the shell waits for the command to finish.</text:p>
            </text:list-item>
          </text:list>
        </text:list-item>
        <text:list-item>
          <text:p text:style-name="P10"><text:span text:style-name="Strong_20_Emphasis">Result:</text:span> You can now run any system command, but <text:span text:style-name="Source_20_Text">cd</text:span> won't work yet!</text:p>
        </text:list-item>
      </text:list>
      <text:p text:style-name="P6">Stage 3: The "State" Manager (Built-ins)</text:p>
      <text:p text:style-name="P11"><text:span text:style-name="Strong_20_Emphasis">Goal:</text:span> Handle commands that must affect the shell itself.</text:p>
      <text:list text:style-name="L3">
        <text:list-item>
          <text:p text:style-name="P12"><text:span text:style-name="Strong_20_Emphasis">Tasks:</text:span></text:p>
          <text:list>
            <text:list-item>
              <text:p text:style-name="P12">Check the command name <text:span text:style-name="Emphasis">before</text:span> forking.</text:p>
            </text:list-item>
            <text:list-item>
              <text:p text:style-name="P13">Implement <text:span text:style-name="Source_20_Text">cd</text:span> using the <text:span text:style-name="Source_20_Text">chdir()</text:span> system call.</text:p>
            </text:list-item>
            <text:list-item>
              <text:p text:style-name="P13">Implement <text:span text:style-name="Source_20_Text">pwd</text:span> using <text:span text:style-name="Source_20_Text">getcwd()</text:span>.</text:p>
            </text:list-item>
            <text:list-item>
              <text:p text:style-name="P12">Add basic error handling (e.g., "Command not found").</text:p>
            </text:list-item>
          </text:list>
        </text:list-item>
        <text:list-item>
          <text:p text:style-name="P14"><text:span text:style-name="Strong_20_Emphasis">Result:</text:span> A functional, navigable shell where you can move through folders and execute tools.</text:p>
        </text:list-item>
      </text:list>
      <text:p text:style-name="P6">Stage 4: The "Plumber" (Pipes &amp; Redirection)</text:p>
      <text:p text:style-name="P11"><text:span text:style-name="Strong_20_Emphasis">Goal:</text:span> Connect processes together—the "true" low-level power.</text:p>
      <text:list text:style-name="L4">
        <text:list-item>
          <text:p text:style-name="P15"><text:span text:style-name="Strong_20_Emphasis">Tasks:</text:span></text:p>
          <text:list>
            <text:list-item>
              <text:p text:style-name="P16"><text:span text:style-name="Strong_20_Emphasis">Redirection:</text:span> Use <text:span text:style-name="Source_20_Text">open()</text:span> and <text:span text:style-name="Source_20_Text">dup2()</text:span> to send output to a file instead of the screen (e.g., <text:span text:style-name="Source_20_Text">ls &gt; files.txt</text:span>).</text:p>
            </text:list-item>
            <text:list-item>
              <text:p text:style-name="P16"><text:span text:style-name="Strong_20_Emphasis">Piping:</text:span> Use <text:span text:style-name="Source_20_Text">pipe()</text:span> to connect the <text:span text:style-name="Source_20_Text">stdout</text:span> of one process to the <text:span text:style-name="Source_20_Text">stdin</text:span> of another.</text:p>
            </text:list-item>
            <text:list-item>
              <text:p text:style-name="P16"><text:span text:style-name="Strong_20_Emphasis">Signal Handling:</text:span> Catch <text:span text:style-name="Source_20_Text">Ctrl+C</text:span> so it kills the running command but <text:span text:style-name="Strong_20_Emphasis">not</text:span> your shell.</text:p>
            </text:list-item>
          </text:list>
        </text:list-item>
        <text:list-item>
          <text:p text:style-name="P17"><text:span text:style-name="Strong_20_Emphasis">Result:</text:span> A professional-grade "mini" shell capable of complex workflows.</text:p>
        </text:list-item>
      </text:list>
      <text:p text:style-name="P6">Which stage would you like to see the <text:span text:style-name="Strong_20_Emphasis">C++ code structure</text:span> for first?</text:p>
      <text:section text:style-name="Sect1" text:name="shrproxy79">
        <text:p text:style-name="P18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11:34:33.815426104</meta:creation-date>
    <dc:date>2026-03-13T12:28:10.929810431</dc:date>
    <meta:editing-duration>PT42M49S</meta:editing-duration>
    <meta:editing-cycles>1</meta:editing-cycles>
    <meta:document-statistic meta:table-count="0" meta:image-count="0" meta:object-count="0" meta:page-count="1" meta:paragraph-count="31" meta:word-count="304" meta:character-count="1694" meta:non-whitespace-character-count="1444"/>
    <meta:generator>LibreOffice/26.2.1.2$Linux_X86_64 LibreOffice_project/620$Build-2</meta:generator>
  </office:meta>
</office:document-meta>
</file>